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944.7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06.71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348.41pt"/>
    </style:style>
    <style:style style:name="co7" style:family="table-column">
      <style:table-column-properties fo:break-before="auto" style:column-width="352.26pt"/>
    </style:style>
    <style:style style:name="co8" style:family="table-column">
      <style:table-column-properties fo:break-before="auto" style:column-width="356.85pt"/>
    </style:style>
    <style:style style:name="co9" style:family="table-column">
      <style:table-column-properties fo:break-before="auto" style:column-width="148.05pt"/>
    </style:style>
    <style:style style:name="co10" style:family="table-column">
      <style:table-column-properties fo:break-before="auto" style:column-width="1469.65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390.05pt"/>
    </style:style>
    <style:style style:name="co16" style:family="table-column">
      <style:table-column-properties fo:break-before="auto" style:column-width="179.21pt"/>
    </style:style>
    <style:style style:name="co17" style:family="table-column">
      <style:table-column-properties fo:break-before="auto" style:column-width="60.46pt"/>
    </style:style>
    <style:style style:name="co18" style:family="table-column">
      <style:table-column-properties fo:break-before="auto" style:column-width="385.46pt"/>
    </style:style>
    <style:style style:name="co19" style:family="table-column">
      <style:table-column-properties fo:break-before="auto" style:column-width="204.01pt"/>
    </style:style>
    <style:style style:name="co20" style:family="table-column">
      <style:table-column-properties fo:break-before="auto" style:column-width="57.86pt"/>
    </style:style>
    <style:style style:name="co21" style:family="table-column">
      <style:table-column-properties fo:break-before="auto" style:column-width="132.29pt"/>
    </style:style>
    <style:style style:name="co22" style:family="table-column">
      <style:table-column-properties fo:break-before="auto" style:column-width="127.36pt"/>
    </style:style>
    <style:style style:name="co23" style:family="table-column">
      <style:table-column-properties fo:break-before="auto" style:column-width="30.36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360.74pt"/>
    </style:style>
    <style:style style:name="co26" style:family="table-column">
      <style:table-column-properties fo:break-before="auto" style:column-width="623.99pt"/>
    </style:style>
    <style:style style:name="co27" style:family="table-column">
      <style:table-column-properties fo:break-before="auto" style:column-width="371.54pt"/>
    </style:style>
    <style:style style:name="co28" style:family="table-column">
      <style:table-column-properties fo:break-before="auto" style:column-width="998.39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30.36pt" fo:break-before="auto" style:use-optimal-row-height="true"/>
    </style:style>
    <style:style style:name="ro3" style:family="table-row">
      <style:table-row-properties style:row-height="314.9pt" fo:break-before="auto" style:use-optimal-row-height="true"/>
    </style:style>
    <style:style style:name="ro4" style:family="table-row">
      <style:table-row-properties style:row-height="135.81pt" fo:break-before="auto" style:use-optimal-row-height="true"/>
    </style:style>
    <style:style style:name="ro5" style:family="table-row">
      <style:table-row-properties style:row-height="124.61pt" fo:break-before="auto" style:use-optimal-row-height="true"/>
    </style:style>
    <style:style style:name="ro6" style:family="table-row">
      <style:table-row-properties style:row-height="359.69pt" fo:break-before="auto" style:use-optimal-row-height="true"/>
    </style:style>
    <style:style style:name="ro7" style:family="table-row">
      <style:table-row-properties style:row-height="169.4pt" fo:break-before="auto" style:use-optimal-row-height="true"/>
    </style:style>
    <style:style style:name="ro8" style:family="table-row">
      <style:table-row-properties style:row-height="270.11pt" fo:break-before="auto" style:use-optimal-row-height="true"/>
    </style:style>
    <style:style style:name="ro9" style:family="table-row">
      <style:table-row-properties style:row-height="214.16pt" fo:break-before="auto" style:use-optimal-row-height="true"/>
    </style:style>
    <style:style style:name="ro10" style:family="table-row">
      <style:table-row-properties style:row-height="158.2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itware_CMake_seek_cl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old_file</text:p>
          </table:table-cell>
          <table:table-cell office:value-type="string" calcext:value-type="string">
            <text:p>new_file</text:p>
          </table:table-cell>
          <table:table-cell office:value-type="string" calcext:value-type="string">
            <text:p>old_hunk_file</text:p>
          </table:table-cell>
          <table:table-cell office:value-type="string" calcext:value-type="string">
            <text:p>new_hunk_file</text:p>
          </table:table-cell>
          <table:table-cell office:value-type="string" calcext:value-type="string">
            <text:p>old_hunk</text:p>
          </table:table-cell>
          <table:table-cell office:value-type="string" calcext:value-type="string">
            <text:p>new_hunk</text:p>
          </table:table-cell>
          <table:table-cell office:value-type="string" calcext:value-type="string">
            <text:p>old_hunk_loc</text:p>
          </table:table-cell>
          <table:table-cell office:value-type="string" calcext:value-type="string">
            <text:p>new_hunk_loc</text:p>
          </table:table-cell>
          <table:table-cell office:value-type="string" calcext:value-type="string">
            <text:p>old_loc</text:p>
          </table:table-cell>
          <table:table-cell office:value-type="string" calcext:value-type="string">
            <text:p>new_loc</text:p>
          </table:table-cell>
          <table:table-cell office:value-type="string" calcext:value-type="string">
            <text:p>old_log</text:p>
          </table:table-cell>
          <table:table-cell office:value-type="string" calcext:value-type="string">
            <text:p>new_log</text:p>
          </table:table-cell>
          <table:table-cell office:value-type="string" calcext:value-type="string">
            <text:p>action_type</text:p>
          </table:table-cell>
          <table:table-cell office:value-type="string" calcext:value-type="string">
            <text:p>old_log_file</text:p>
          </table:table-cell>
          <table:table-cell office:value-type="string" calcext:value-type="string">
            <text:p>old_block</text:p>
          </table:table-cell>
          <table:table-cell office:value-type="string" calcext:value-type="string">
            <text:p>old_block_file</text:p>
          </table:table-cell>
          <table:table-cell office:value-type="string" calcext:value-type="string">
            <text:p>old_block_feature</text:p>
          </table:table-cell>
          <table:table-cell office:value-type="string" calcext:value-type="string">
            <text:p>new_log_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_fil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k_file</text:p>
          </table:table-cell>
          <table:table-cell office:value-type="string" calcext:value-type="string">
            <text:p>block_feature</text:p>
          </table:table-cell>
        </table:table-row>
        <table:table-row table:style-name="ro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9.cpp</text:p>
          </table:table-cell>
          <table:table-cell office:value-type="string" calcext:value-type="string">
            <text:p>second/download/CMake/CMake-old-new/Kitware_CMake_new_hunk_129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float" office:value="2414" calcext:value-type="float">
            <text:p>241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rchive_set_error(&amp;a-&gt;archive, errno,</text:p>
            <text:p>    "Could not remove symlink %s",</text:p>
            <text:p>    a-&gt;name);</text:p>
          </table:table-cell>
          <table:table-cell office:value-type="string" calcext:value-type="string">
            <text:p>fsobj_error(a_eno, a_estr, errno,</text:p>
            <text:p>    "Could not remove symlink %s",</text:p>
            <text:p>    path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2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2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  <table:table-cell office:value-type="string" calcext:value-type="string">
            <text:p>second/download/CMake/CMake-old-new/Kitware_CMake_old_new_new_log_6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rchive_set_error(&amp;a-&gt;archive, errno,</text:p>
            <text:p>    "Could not remove symlink %ls",</text:p>
            <text:p>    a-&gt;name);</text:p>
          </table:table-cell>
          <table:table-cell office:value-type="string" calcext:value-type="string">
            <text:p>second/download/CMake/CMake-old-new/Kitware_CMake_repos_log_605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l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5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0.cpp</text:p>
          </table:table-cell>
          <table:table-cell office:value-type="string" calcext:value-type="string">
            <text:p>second/download/CMake/CMake-old-new/Kitware_CMake_new_hunk_130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float" office:value="2544" calcext:value-type="float">
            <text:p>2544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fsobj_error(a_eno, a_estr, ARCHIVE_ERRNO_MISC,</text:p>
            <text:p>    "Invalid empty ", "pathname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6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66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second/download/CMake/CMake-old-new/Kitware_CMake_repos_log_609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1.cpp</text:p>
          </table:table-cell>
          <table:table-cell office:value-type="string" calcext:value-type="string">
            <text:p>second/download/CMake/CMake-old-new/Kitware_CMake_new_hunk_131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float" office:value="2584" calcext:value-type="float">
            <text:p>2584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fsobj_error(a_eno, a_estr,</text:p>
            <text:p>    ARCHIVE_ERRNO_MISC,</text:p>
            <text:p>    "Path contains ", "'..'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8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8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68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second/download/CMake/CMake-old-new/Kitware_CMake_repos_log_612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3.cpp</text:p>
          </table:table-cell>
          <table:table-cell office:value-type="string" calcext:value-type="string">
            <text:p>second/download/CMake/CMake-old-new/Kitware_CMake_new_hunk_193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float" office:value="2414" calcext:value-type="float">
            <text:p>241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rchive_set_error(&amp;a-&gt;archive, errno,</text:p>
            <text:p>    "Could not remove symlink %s",</text:p>
            <text:p>    a-&gt;name);</text:p>
          </table:table-cell>
          <table:table-cell office:value-type="string" calcext:value-type="string">
            <text:p>fsobj_error(a_eno, a_estr, errno,</text:p>
            <text:p>    "Could not remove symlink %s",</text:p>
            <text:p>    path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98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98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  <table:table-cell office:value-type="string" calcext:value-type="string">
            <text:p>second/download/CMake/CMake-old-new/Kitware_CMake_old_new_new_log_98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rchive_set_error(&amp;a-&gt;archive, errno,</text:p>
            <text:p>    "Could not remove symlink %ls",</text:p>
            <text:p>    a-&gt;name);</text:p>
          </table:table-cell>
          <table:table-cell office:value-type="string" calcext:value-type="string">
            <text:p>second/download/CMake/CMake-old-new/Kitware_CMake_repos_log_605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l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5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4.cpp</text:p>
          </table:table-cell>
          <table:table-cell office:value-type="string" calcext:value-type="string">
            <text:p>second/download/CMake/CMake-old-new/Kitware_CMake_new_hunk_194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float" office:value="2544" calcext:value-type="float">
            <text:p>2544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fsobj_error(a_eno, a_estr, ARCHIVE_ERRNO_MISC,</text:p>
            <text:p>    "Invalid empty ", "pathname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02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10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0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second/download/CMake/CMake-old-new/Kitware_CMake_repos_log_609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5.cpp</text:p>
          </table:table-cell>
          <table:table-cell office:value-type="string" calcext:value-type="string">
            <text:p>second/download/CMake/CMake-old-new/Kitware_CMake_new_hunk_195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float" office:value="2584" calcext:value-type="float">
            <text:p>2584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fsobj_error(a_eno, a_estr,</text:p>
            <text:p>    ARCHIVE_ERRNO_MISC,</text:p>
            <text:p>    "Path contains ", "'..'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04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104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04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second/download/CMake/CMake-old-new/Kitware_CMake_repos_log_612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DEBUGF(fprintf(stderr, "Error: calloc of Curl_easy failed\n"));</text:p>
          </table:table-cell>
          <table:table-cell office:value-type="string" calcext:value-type="string">
            <text:p>second/download/CMake/CMake-old-new/Kitware_CMake_repos_log_71.cpp</text:p>
          </table:table-cell>
          <table:table-cell office:value-type="string" calcext:value-type="string">
            <text:p>{</text:p>
            <text:p>    /* this is a very serious error */</text:p>
            <text:p>    DEBUGF(fprintf(stderr, "Error: calloc of Curl_easy failed\n"));</text:p>
            <text:p>    return CURLE_OUT_OF_MEMORY;</text:p>
            <text:p>  }</text:p>
          </table:table-cell>
          <table:table-cell office:value-type="string" calcext:value-type="string">
            <text:p>second/download/CMake/CMake-old-new/Kitware_CMake_repos_block_71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DEBUGF(fprintf(stderr, "DISCONNECT without easy handle, ignoring\n"));</text:p>
          </table:table-cell>
          <table:table-cell office:value-type="string" calcext:value-type="string">
            <text:p>second/download/CMake/CMake-old-new/Kitware_CMake_repos_log_76.cpp</text:p>
          </table:table-cell>
          <table:table-cell office:value-type="string" calcext:value-type="string">
            <text:p>{</text:p>
            <text:p>    DEBUGF(fprintf(stderr, "DISCONNECT without easy handle, ignoring\n"));</text:p>
            <text:p>    return CURLE_OK;</text:p>
            <text:p>  }</text:p>
          </table:table-cell>
          <table:table-cell office:value-type="string" calcext:value-type="string">
            <text:p>second/download/CMake/CMake-old-new/Kitware_CMake_repos_block_76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BUGF(fprintf(stderr, "Error: Curl_ssl_init failed\n"));</text:p>
          </table:table-cell>
          <table:table-cell office:value-type="string" calcext:value-type="string">
            <text:p>second/download/CMake/CMake-old-new/Kitware_CMake_repos_log_108.cpp</text:p>
          </table:table-cell>
          <table:table-cell office:value-type="string" calcext:value-type="string">
            <text:p>{</text:p>
            <text:p>      DEBUGF(fprintf(stderr, "Error: Curl_ssl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8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BUGF(fprintf(stderr, "Error: win32_init failed\n"));</text:p>
          </table:table-cell>
          <table:table-cell office:value-type="string" calcext:value-type="string">
            <text:p>second/download/CMake/CMake-old-new/Kitware_CMake_repos_log_109.cpp</text:p>
          </table:table-cell>
          <table:table-cell office:value-type="string" calcext:value-type="string">
            <text:p>{</text:p>
            <text:p>      DEBUGF(fprintf(stderr, "Error: win32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9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BUGF(fprintf(stderr, "Error: Curl_amiga_init failed\n"));</text:p>
          </table:table-cell>
          <table:table-cell office:value-type="string" calcext:value-type="string">
            <text:p>second/download/CMake/CMake-old-new/Kitware_CMake_repos_log_110.cpp</text:p>
          </table:table-cell>
          <table:table-cell office:value-type="string" calcext:value-type="string">
            <text:p>{</text:p>
            <text:p>    DEBUGF(fprintf(stderr, "Error: Curl_amiga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0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second/download/CMake/CMake-old-new/Kitware_CMake_repos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BUGF(fprintf(stderr, "Error: libssh2_init failed\n"));</text:p>
          </table:table-cell>
          <table:table-cell office:value-type="string" calcext:value-type="string">
            <text:p>second/download/CMake/CMake-old-new/Kitware_CMake_repos_log_113.cpp</text:p>
          </table:table-cell>
          <table:table-cell office:value-type="string" calcext:value-type="string">
            <text:p>{</text:p>
            <text:p>    DEBUGF(fprintf(stderr, "Error: libssh2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3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BUGF(fprintf(stderr, "Error: curl_global_init failed\n"));</text:p>
          </table:table-cell>
          <table:table-cell office:value-type="string" calcext:value-type="string">
            <text:p>second/download/CMake/CMake-old-new/Kitware_CMake_repos_log_114.cpp</text:p>
          </table:table-cell>
          <table:table-cell office:value-type="string" calcext:value-type="string">
            <text:p>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</table:table-cell>
          <table:table-cell office:value-type="string" calcext:value-type="string">
            <text:p>second/download/CMake/CMake-old-new/Kitware_CMake_repos_block_114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BUGF(fprintf(stderr, "Error: Curl_open failed\n"));</text:p>
          </table:table-cell>
          <table:table-cell office:value-type="string" calcext:value-type="string">
            <text:p>second/download/CMake/CMake-old-new/Kitware_CMake_repos_log_115.cpp</text:p>
          </table:table-cell>
          <table:table-cell office:value-type="string" calcext:value-type="string">
            <text:p>{</text:p>
            <text:p>    DEBUGF(fprintf(stderr, "Error: Curl_open failed\n"));</text:p>
            <text:p>    return NULL;</text:p>
            <text:p>  }</text:p>
          </table:table-cell>
          <table:table-cell office:value-type="string" calcext:value-type="string">
            <text:p>second/download/CMake/CMake-old-new/Kitware_CMake_repos_block_115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DEBUGF(fprintf(stderr, "Error: calloc of Curl_easy failed\n"));</text:p>
          </table:table-cell>
          <table:table-cell office:value-type="string" calcext:value-type="string">
            <text:p>second/download/CMake/CMake-old-new/Kitware_CMake_repos_log_71.cpp</text:p>
          </table:table-cell>
          <table:table-cell office:value-type="string" calcext:value-type="string">
            <text:p>{</text:p>
            <text:p>    /* this is a very serious error */</text:p>
            <text:p>    DEBUGF(fprintf(stderr, "Error: calloc of Curl_easy failed\n"));</text:p>
            <text:p>    return CURLE_OUT_OF_MEMORY;</text:p>
            <text:p>  }</text:p>
          </table:table-cell>
          <table:table-cell office:value-type="string" calcext:value-type="string">
            <text:p>second/download/CMake/CMake-old-new/Kitware_CMake_repos_block_71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DEBUGF(fprintf(stderr, "DISCONNECT without easy handle, ignoring\n"));</text:p>
          </table:table-cell>
          <table:table-cell office:value-type="string" calcext:value-type="string">
            <text:p>second/download/CMake/CMake-old-new/Kitware_CMake_repos_log_76.cpp</text:p>
          </table:table-cell>
          <table:table-cell office:value-type="string" calcext:value-type="string">
            <text:p>{</text:p>
            <text:p>    DEBUGF(fprintf(stderr, "DISCONNECT without easy handle, ignoring\n"));</text:p>
            <text:p>    return CURLE_OK;</text:p>
            <text:p>  }</text:p>
          </table:table-cell>
          <table:table-cell office:value-type="string" calcext:value-type="string">
            <text:p>second/download/CMake/CMake-old-new/Kitware_CMake_repos_block_76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BUGF(fprintf(stderr, "Error: Curl_ssl_init failed\n"));</text:p>
          </table:table-cell>
          <table:table-cell office:value-type="string" calcext:value-type="string">
            <text:p>second/download/CMake/CMake-old-new/Kitware_CMake_repos_log_108.cpp</text:p>
          </table:table-cell>
          <table:table-cell office:value-type="string" calcext:value-type="string">
            <text:p>{</text:p>
            <text:p>      DEBUGF(fprintf(stderr, "Error: Curl_ssl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8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BUGF(fprintf(stderr, "Error: win32_init failed\n"));</text:p>
          </table:table-cell>
          <table:table-cell office:value-type="string" calcext:value-type="string">
            <text:p>second/download/CMake/CMake-old-new/Kitware_CMake_repos_log_109.cpp</text:p>
          </table:table-cell>
          <table:table-cell office:value-type="string" calcext:value-type="string">
            <text:p>{</text:p>
            <text:p>      DEBUGF(fprintf(stderr, "Error: win32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9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BUGF(fprintf(stderr, "Error: Curl_amiga_init failed\n"));</text:p>
          </table:table-cell>
          <table:table-cell office:value-type="string" calcext:value-type="string">
            <text:p>second/download/CMake/CMake-old-new/Kitware_CMake_repos_log_110.cpp</text:p>
          </table:table-cell>
          <table:table-cell office:value-type="string" calcext:value-type="string">
            <text:p>{</text:p>
            <text:p>    DEBUGF(fprintf(stderr, "Error: Curl_amiga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0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second/download/CMake/CMake-old-new/Kitware_CMake_repos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BUGF(fprintf(stderr, "Error: libssh2_init failed\n"));</text:p>
          </table:table-cell>
          <table:table-cell office:value-type="string" calcext:value-type="string">
            <text:p>second/download/CMake/CMake-old-new/Kitware_CMake_repos_log_113.cpp</text:p>
          </table:table-cell>
          <table:table-cell office:value-type="string" calcext:value-type="string">
            <text:p>{</text:p>
            <text:p>    DEBUGF(fprintf(stderr, "Error: libssh2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3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BUGF(fprintf(stderr, "Error: curl_global_init failed\n"));</text:p>
          </table:table-cell>
          <table:table-cell office:value-type="string" calcext:value-type="string">
            <text:p>second/download/CMake/CMake-old-new/Kitware_CMake_repos_log_114.cpp</text:p>
          </table:table-cell>
          <table:table-cell office:value-type="string" calcext:value-type="string">
            <text:p>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</table:table-cell>
          <table:table-cell office:value-type="string" calcext:value-type="string">
            <text:p>second/download/CMake/CMake-old-new/Kitware_CMake_repos_block_114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BUGF(fprintf(stderr, "Error: Curl_open failed\n"));</text:p>
          </table:table-cell>
          <table:table-cell office:value-type="string" calcext:value-type="string">
            <text:p>second/download/CMake/CMake-old-new/Kitware_CMake_repos_log_115.cpp</text:p>
          </table:table-cell>
          <table:table-cell office:value-type="string" calcext:value-type="string">
            <text:p>{</text:p>
            <text:p>    DEBUGF(fprintf(stderr, "Error: Curl_open failed\n"));</text:p>
            <text:p>    return NULL;</text:p>
            <text:p>  }</text:p>
          </table:table-cell>
          <table:table-cell office:value-type="string" calcext:value-type="string">
            <text:p>second/download/CMake/CMake-old-new/Kitware_CMake_repos_block_115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0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0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2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5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5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67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1267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0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0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2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5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5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67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1267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7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241.cpp</text:p>
          </table:table-cell>
          <table:table-cell office:value-type="string" calcext:value-type="string">
            <text:p>second/download/CMake/CMake-old-new/Kitware_CMake_new_file_241.cpp</text:p>
          </table:table-cell>
          <table:table-cell office:value-type="string" calcext:value-type="string">
            <text:p>second/download/CMake/CMake-old-new/Kitware_CMake_old_hunk_454.cpp</text:p>
          </table:table-cell>
          <table:table-cell office:value-type="string" calcext:value-type="string">
            <text:p>second/download/CMake/CMake-old-new/Kitware_CMake_new_hunk_45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archive_set_error(&amp;a-&gt;archive, 0,</text:p>
            <text:p>    "Too much data: Truncating file at %ju bytes", (uintmax_t)a-&gt;filesize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21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old_new_block_221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21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second/download/CMake/CMake-old-new/Kitware_CMake_repos_log_596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596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8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252.cpp</text:p>
          </table:table-cell>
          <table:table-cell office:value-type="string" calcext:value-type="string">
            <text:p>second/download/CMake/CMake-old-new/Kitware_CMake_new_file_252.cpp</text:p>
          </table:table-cell>
          <table:table-cell office:value-type="string" calcext:value-type="string">
            <text:p>second/download/CMake/CMake-old-new/Kitware_CMake_old_hunk_484.cpp</text:p>
          </table:table-cell>
          <table:table-cell office:value-type="string" calcext:value-type="string">
            <text:p>second/download/CMake/CMake-old-new/Kitware_CMake_new_hunk_48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archive_set_error(&amp;a-&gt;archive, 0,</text:p>
            <text:p>    "Too much data: Truncating file at %ju bytes", (uintmax_t)a-&gt;filesize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32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old_new_block_232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3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second/download/CMake/CMake-old-new/Kitware_CMake_repos_log_596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596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9">
          <table:table-cell office:value-type="string" calcext:value-type="string">
            <text:p>9d66f74335a09019644c7b82af0860da439fce87</text:p>
          </table:table-cell>
          <table:table-cell office:value-type="string" calcext:value-type="string">
            <text:p>KWSys 2013-02-05 (5c34ed2e)</text:p>
            <text:p/>
            <text:p>Extract upstream KWSys using the following shell commands.</text:p>
            <text:p/>
            <text:p>$ git archive --prefix=upstream-kwsys/ 5c34ed2e | tar x</text:p>
            <text:p>$ git shortlog --no-merges --abbrev=8 --format='%h %s' 5b0d1bd9..5c34ed2e</text:p>
            <text:p>Brad King (1):</text:p>
            <text:p>      5c34ed2e SystemTools: Do not abort with no current directory</text:p>
            <text:p/>
            <text:p>Change-Id: Id054017eac2bf10c71ca721df48298cdff2bea8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ystemTools.cxx</text:p>
          </table:table-cell>
          <table:table-cell office:value-type="string" calcext:value-type="string">
            <text:p>second/download/CMake/CMake-old-new/Kitware_CMake_old_file_373.cpp</text:p>
          </table:table-cell>
          <table:table-cell office:value-type="string" calcext:value-type="string">
            <text:p>second/download/CMake/CMake-old-new/Kitware_CMake_new_file_373.cpp</text:p>
          </table:table-cell>
          <table:table-cell office:value-type="string" calcext:value-type="string">
            <text:p>second/download/CMake/CMake-old-new/Kitware_CMake_old_hunk_703.cpp</text:p>
          </table:table-cell>
          <table:table-cell office:value-type="string" calcext:value-type="string">
            <text:p>second/download/CMake/CMake-old-new/Kitware_CMake_new_hunk_703.cpp</text:p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const char* ret = _getcwd(buf, len);</text:p>
            <text:p>  if(!ret)</text:p>
            <text:p>    {</text:p>
            <text:p>    fprintf(stderr, "No current working directory.\n");</text:p>
            <text:p>    abort();</text:p>
            <text:p>    }</text:p>
            <text:p>  // make sure the drive letter is capital</text:p>
            <text:p>  if(strlen(buf) &gt; 1 &amp;&amp; buf[1] == ':')</text:p>
            <text:p>    {</text:p>
            <text:p>    buf[0] = toupper(buf[0]);</text:p>
            <text:p>    }</text:p>
            <text:p>  return ret;</text:p>
            <text:p>}</text:p>
            <text:p>inline int Chdir(const char* dir)</text:p>
            <text:p>{</text:p>
            <text:p/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if(const char* ret = _getcwd(buf, len))</text:p>
            <text:p>    {</text:p>
            <text:p>    // make sure the drive letter is capital</text:p>
            <text:p>    if(strlen(buf) &gt; 1 &amp;&amp; buf[1] == ':')</text:p>
            <text:p>      {</text:p>
            <text:p>      buf[0] = toupper(buf[0]);</text:p>
            <text:p>      }</text:p>
            <text:p>    return ret;</text:p>
            <text:p>    }</text:p>
            <text:p>  return 0;</text:p>
            <text:p>}</text:p>
            <text:p>inline int Chdir(const char* dir)</text:p>
            <text:p>{</text:p>
            <text:p/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printf(stderr, "No current working directory.\n");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55.cpp</text:p>
          </table:table-cell>
          <table:table-cell office:value-type="string" calcext:value-type="string">
            <text:p>{</text:p>
            <text:p>    fprintf(stderr, "No current working directory.\n");</text:p>
            <text:p>    abort();</text:p>
            <text:p>    }</text:p>
          </table:table-cell>
          <table:table-cell office:value-type="string" calcext:value-type="string">
            <text:p>second/download/CMake/CMake-old-new/Kitware_CMake_old_new_block_355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  <table:table-cell office:value-type="string" calcext:value-type="string">
            <text:p>second/download/CMake/CMake-old-new/Kitware_CMake_old_new_new_log_355.cpp</text:p>
          </table:table-cell>
          <table:table-cell office:value-type="string" calcext:value-type="string">
            <text:p>second/download/CMake/CMake/CMake/Tests/TestsWorkingDirectory/main.cp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printf(stderr, "No current working directory.\n");</text:p>
          </table:table-cell>
          <table:table-cell office:value-type="string" calcext:value-type="string">
            <text:p>second/download/CMake/CMake-old-new/Kitware_CMake_repos_log_2182.cpp</text:p>
          </table:table-cell>
          <table:table-cell office:value-type="string" calcext:value-type="string">
            <text:p>{</text:p>
            <text:p>    fprintf(stderr, "No current working directory.\n");</text:p>
            <text:p>    abort();</text:p>
            <text:p>  }</text:p>
          </table:table-cell>
          <table:table-cell office:value-type="string" calcext:value-type="string">
            <text:p>second/download/CMake/CMake-old-new/Kitware_CMake_repos_block_2182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</table:table-row>
        <table:table-row table:style-name="ro10">
          <table:table-cell office:value-type="string" calcext:value-type="string">
            <text:p>9d66f74335a09019644c7b82af0860da439fce87</text:p>
          </table:table-cell>
          <table:table-cell office:value-type="string" calcext:value-type="string">
            <text:p>KWSys 2013-02-05 (5c34ed2e)</text:p>
            <text:p/>
            <text:p>Extract upstream KWSys using the following shell commands.</text:p>
            <text:p/>
            <text:p>$ git archive --prefix=upstream-kwsys/ 5c34ed2e | tar x</text:p>
            <text:p>$ git shortlog --no-merges --abbrev=8 --format='%h %s' 5b0d1bd9..5c34ed2e</text:p>
            <text:p>Brad King (1):</text:p>
            <text:p>      5c34ed2e SystemTools: Do not abort with no current directory</text:p>
            <text:p/>
            <text:p>Change-Id: Id054017eac2bf10c71ca721df48298cdff2bea8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ystemTools.cxx</text:p>
          </table:table-cell>
          <table:table-cell office:value-type="string" calcext:value-type="string">
            <text:p>second/download/CMake/CMake-old-new/Kitware_CMake_old_file_373.cpp</text:p>
          </table:table-cell>
          <table:table-cell office:value-type="string" calcext:value-type="string">
            <text:p>second/download/CMake/CMake-old-new/Kitware_CMake_new_file_373.cpp</text:p>
          </table:table-cell>
          <table:table-cell office:value-type="string" calcext:value-type="string">
            <text:p>second/download/CMake/CMake-old-new/Kitware_CMake_old_hunk_704.cpp</text:p>
          </table:table-cell>
          <table:table-cell office:value-type="string" calcext:value-type="string">
            <text:p>second/download/CMake/CMake-old-new/Kitware_CMake_new_hunk_704.cpp</text:p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const char* ret = getcwd(buf, len);</text:p>
            <text:p>  if(!ret)</text:p>
            <text:p>    {</text:p>
            <text:p>    fprintf(stderr, "No current working directory\n");</text:p>
            <text:p>    abort();</text:p>
            <text:p>    }</text:p>
            <text:p>  return ret;</text:p>
            <text:p>}</text:p>
            <text:p/>
            <text:p>inline int Chdir(const char* dir)</text:p>
            <text:p/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return getcwd(buf, len);</text:p>
            <text:p>}</text:p>
            <text:p/>
            <text:p>inline int Chdir(const char* dir)</text:p>
            <text:p/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printf(stderr, "No current working directory\n");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56.cpp</text:p>
          </table:table-cell>
          <table:table-cell office:value-type="string" calcext:value-type="string">
            <text:p>{</text:p>
            <text:p>    fprintf(stderr, "No current working directory\n");</text:p>
            <text:p>    abort();</text:p>
            <text:p>    }</text:p>
          </table:table-cell>
          <table:table-cell office:value-type="string" calcext:value-type="string">
            <text:p>second/download/CMake/CMake-old-new/Kitware_CMake_old_new_block_356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  <table:table-cell office:value-type="string" calcext:value-type="string">
            <text:p>second/download/CMake/CMake-old-new/Kitware_CMake_old_new_new_log_356.cpp</text:p>
          </table:table-cell>
          <table:table-cell office:value-type="string" calcext:value-type="string">
            <text:p>second/download/CMake/CMake/CMake/Tests/TestsWorkingDirectory/main.cp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printf(stderr, "No current working directory\n");</text:p>
          </table:table-cell>
          <table:table-cell office:value-type="string" calcext:value-type="string">
            <text:p>second/download/CMake/CMake-old-new/Kitware_CMake_repos_log_2183.cpp</text:p>
          </table:table-cell>
          <table:table-cell office:value-type="string" calcext:value-type="string">
            <text:p>{</text:p>
            <text:p>    fprintf(stderr, "No current working directory\n");</text:p>
            <text:p>    abort();</text:p>
            <text:p>  }</text:p>
          </table:table-cell>
          <table:table-cell office:value-type="string" calcext:value-type="string">
            <text:p>second/download/CMake/CMake-old-new/Kitware_CMake_repos_block_2183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14:13:51.709094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8-06T14:14:57.685367859</dc:date>
    <meta:editing-duration>PT1M6S</meta:editing-duration>
    <meta:editing-cycles>1</meta:editing-cycles>
    <meta:document-statistic meta:table-count="1" meta:cell-count="1071" meta:object-count="0"/>
  </office:meta>
</office:document-meta>
</file>